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Roi vs Héros</text:p>
      <text:p text:style-name="Standard"><text:tab/><text:tab/><text:tab/>RTS vs FP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9-14T14:02:00.21</meta:creation-date>
    <dc:date>2021-09-14T14:02:50.60</dc:date>
    <meta:editing-duration>PT50S</meta:editing-duration>
    <meta:editing-cycles>1</meta:editing-cycles>
    <meta:generator>OpenOffice/4.1.7$Win32 OpenOffice.org_project/417m1$Build-9800</meta:generator>
    <meta:document-statistic meta:table-count="0" meta:image-count="0" meta:object-count="0" meta:page-count="1" meta:paragraph-count="2" meta:word-count="6" meta:character-count="28"/>
  </office:meta>
</office:document-meta>
</file>